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8.493cm" style:rel-column-width="32869*"/>
    </style:style>
    <style:style style:name="Tabla1.B" style:family="table-column">
      <style:table-column-properties style:column-width="8.44cm" style:rel-column-width="32666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8.221cm" style:rel-column-width="31816*"/>
    </style:style>
    <style:style style:name="Tabla3.B" style:family="table-column">
      <style:table-column-properties style:column-width="8.712cm" style:rel-column-width="33719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2" style:family="table-row">
      <style:table-row-properties style:min-row-height="0.099cm"/>
    </style:style>
    <style:style style:name="Tabla3.A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8.221cm" style:rel-column-width="31816*"/>
    </style:style>
    <style:style style:name="Tabla4.B" style:family="table-column">
      <style:table-column-properties style:column-width="8.712cm" style:rel-column-width="33719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2" style:family="table-row">
      <style:table-row-properties style:min-row-height="0.099cm"/>
    </style:style>
    <style:style style:name="Tabla4.A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Arial2" fo:font-size="10pt" style:font-size-asian="10pt" style:font-size-complex="10pt"/>
    </style:style>
    <style:style style:name="P5" style:family="paragraph" style:parent-style-name="Text_20_body">
      <style:paragraph-properties fo:margin-top="0cm" fo:margin-bottom="0.212cm" style:contextual-spacing="false" fo:text-align="center" style:justify-single-word="false"/>
      <style:text-properties fo:font-size="13pt" officeooo:paragraph-rsid="0045ec7f" style:font-size-asian="13pt" style:font-size-complex="13pt"/>
    </style:style>
    <style:style style:name="P6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2" fo:font-size="10pt" fo:font-style="italic" fo:font-weight="bold" officeooo:rsid="0045ec7f" officeooo:paragraph-rsid="0045ec7f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 fo:hyphenation-ladder-count="no-limit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49055f" officeooo:paragraph-rsid="0054c1b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 fo:hyphenation-ladder-count="no-limit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7168bf" officeooo:paragraph-rsid="007168b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" style:family="paragraph" style:parent-style-name="Text_20_body">
      <style:paragraph-properties fo:margin-top="0cm" fo:margin-bottom="0.21cm" style:contextual-spacing="false" fo:text-align="center" style:justify-single-word="false" fo:hyphenation-ladder-count="no-limit"/>
      <style:text-properties fo:color="#000000" loext:opacity="100%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bold" officeooo:rsid="0073b0cc" officeooo:paragraph-rsid="0073b0cc" style:text-blinking="false" fo:background-color="transparent" style:font-size-asian="10pt" style:font-style-asian="normal" style:font-weight-asian="bold" style:font-name-complex="Arial2" style:font-size-complex="10pt" style:font-style-complex="normal" style:font-weight-complex="bold" style:text-overline-style="none" style:text-overline-color="font-color" fo:hyphenate="false" fo:hyphenation-remain-char-count="2" fo:hyphenation-push-char-count="2" loext:hyphenation-no-caps="false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 fo:hyphenation-ladder-count="no-limit"/>
      <style:text-properties fo:color="#000000" loext:opacity="100%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normal" officeooo:rsid="0073b0cc" officeooo:paragraph-rsid="0073b0cc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 fo:hyphenation-ladder-count="no-limit"/>
      <style:text-properties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.21cm" style:contextual-spacing="false" fo:hyphenation-ladder-count="no-limit"/>
      <style:text-properties style:font-name="Arial2" fo:font-size="10pt" officeooo:paragraph-rsid="006b89d8" style:font-size-asian="10pt" style:font-size-complex="10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24a0da" officeooo:paragraph-rsid="0073ea2e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24a0da" officeooo:paragraph-rsid="0073ea2e" style:letter-kerning="true" fo:background-color="transparent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P15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2" fo:font-size="10pt" fo:language="es" fo:country="ES" fo:font-style="normal" style:text-underline-style="none" fo:font-weight="normal" officeooo:paragraph-rsid="0073ea2e" fo:background-color="transparent" style:font-size-asian="10pt" style:font-weight-asian="normal" style:font-size-complex="10pt" style:font-weight-complex="normal"/>
    </style:style>
    <style:style style:name="P16" style:family="paragraph" style:parent-style-name="Text_20_body" style:master-page-name="">
      <style:paragraph-properties fo:margin-top="0cm" fo:margin-bottom="0.21cm" style:contextual-spacing="false" fo:text-align="justify" style:justify-single-word="false" fo:hyphenation-ladder-count="no-limit" style:page-number="auto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54c1b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7" style:family="paragraph" style:parent-style-name="Table_20_Contents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7dafa4" officeooo:paragraph-rsid="0073ea2e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7dafa4" officeooo:paragraph-rsid="0073ea2e" style:letter-kerning="true" fo:background-color="transparent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P1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75b595" style:font-size-asian="10pt" style:font-name-complex="Arial3" style:font-size-complex="10pt"/>
    </style:style>
    <style:style style:name="P20" style:family="paragraph" style:parent-style-name="Text_20_body">
      <style:paragraph-properties fo:margin-left="0cm" fo:margin-right="0.441cm" fo:margin-top="0cm" fo:margin-bottom="0.21cm" style:contextual-spacing="false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72ed64" officeooo:paragraph-rsid="0072ed64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Text_20_body">
      <style:paragraph-properties fo:margin-left="0cm" fo:margin-right="0.441cm" fo:margin-top="0cm" fo:margin-bottom="0.21cm" style:contextual-spacing="false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73b0cc" officeooo:paragraph-rsid="0073b0cc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Text_20_body">
      <style:paragraph-properties fo:margin-left="0cm" fo:margin-right="0.441cm" fo:margin-top="0cm" fo:margin-bottom="0.21cm" style:contextual-spacing="false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bold" officeooo:rsid="0073b0cc" officeooo:paragraph-rsid="0073b0cc" style:text-blinking="false" fo:background-color="transparent" style:font-size-asian="10pt" style:font-style-asian="normal" style:font-weight-asian="bold" style:font-name-complex="Arial2" style:font-size-complex="10pt" style:font-style-complex="normal" style:font-weight-complex="bold" fo:hyphenate="false" fo:hyphenation-remain-char-count="2" fo:hyphenation-push-char-count="2" loext:hyphenation-no-caps="false"/>
    </style:style>
    <style:style style:name="P23" style:family="paragraph" style:parent-style-name="Text_20_body">
      <style:paragraph-properties fo:margin-left="0cm" fo:margin-right="0.441cm" fo:margin-top="0cm" fo:margin-bottom="0.21cm" style:contextual-spacing="false" fo:text-align="justify" style:justify-single-word="false" fo:orphans="2" fo:widows="2" fo:hyphenation-ladder-count="no-limit" fo:text-indent="0cm" style:auto-text-indent="false" style:writing-mode="lr-tb"/>
      <style:text-properties officeooo:paragraph-rsid="0072ed64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.441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bold" officeooo:rsid="0073b0cc" officeooo:paragraph-rsid="0075b595" style:text-blinking="false" fo:background-color="transparent" style:font-size-asian="10pt" style:font-style-asian="normal" style:font-weight-asian="bold" style:font-name-complex="Arial2" style:font-size-complex="10pt" style:font-style-complex="normal" style:font-weight-complex="bold" fo:hyphenate="false" fo:hyphenation-remain-char-count="2" fo:hyphenation-push-char-count="2" loext:hyphenation-no-caps="false"/>
    </style:style>
    <style:style style:name="P25" style:family="paragraph" style:parent-style-name="Text_20_body_20__28_user_29_">
      <style:paragraph-properties fo:margin-left="1.249cm" fo:margin-right="0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bold" officeooo:rsid="0072ed64" officeooo:paragraph-rsid="0073ea2e" style:text-blinking="false" fo:background-color="#ffff00" style:font-size-asian="10pt" style:font-style-asian="normal" style:font-weight-asian="bold" style:font-name-complex="Arial2" style:font-size-complex="10pt" style:font-style-complex="normal" style:font-weight-complex="bold" style:text-overline-style="none" style:text-overline-color="font-color" fo:hyphenate="false" fo:hyphenation-remain-char-count="2" fo:hyphenation-push-char-count="2" loext:hyphenation-no-caps="false"/>
    </style:style>
    <style:style style:name="P26" style:family="paragraph" style:parent-style-name="Text_20_body_20__28_user_29_">
      <style:paragraph-properties fo:margin-left="0cm" fo:margin-right="0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72ed64" officeooo:paragraph-rsid="0073ea2e" style:text-blinking="false" fo:background-color="#ffff00" style:font-size-asian="10pt" style:font-style-asian="normal" style:font-weight-asian="normal" style:font-name-complex="Arial2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72ed64" officeooo:paragraph-rsid="0073ea2e" style:text-blinking="false" fo:background-color="#ffff00" style:font-size-asian="10pt" style:font-style-asian="normal" style:font-weight-asian="normal" style:font-name-complex="Arial2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7c3d78" fo:background-color="transparent" style:font-size-asian="10pt" style:font-weight-asian="normal" style:font-size-complex="10pt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2" fo:font-size="10pt" fo:letter-spacing="normal" officeooo:rsid="0045ec7f" style:font-size-asian="10pt" style:font-size-complex="10pt"/>
    </style:style>
    <style:style style:name="T3" style:family="text"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bold" officeooo:rsid="0073b0cc" style:text-blinking="false" fo:background-color="transparent" loext:char-shading-value="0" style:font-size-asian="10pt" style:font-style-asian="normal" style:font-weight-asian="bold" style:font-name-complex="Arial2" style:font-size-complex="10pt" style:font-style-complex="normal" style:font-weight-complex="bold"/>
    </style:style>
    <style:style style:name="T4" style:family="text"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72ed64" style:text-blinking="false" fo:background-color="transparent" loext:char-shading-value="0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0ab2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53cf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style:font-name="Arial2" fo:font-style="italic" fo:font-weight="bold" officeooo:rsid="0072ed64" style:font-weight-asian="bold" style:font-weight-complex="bold"/>
    </style:style>
    <style:style style:name="T9" style:family="text">
      <style:text-properties style:font-name="Arial2" fo:font-style="italic" fo:font-weight="bold" officeooo:rsid="0076fbe2" style:font-weight-asian="bold" style:font-weight-complex="bold"/>
    </style:style>
    <style:style style:name="T10" style:family="text">
      <style:text-properties style:font-name="Arial2" fo:font-style="italic" fo:font-weight="bold" officeooo:rsid="0077c5c6" style:font-weight-asian="bold" style:font-weight-complex="bold"/>
    </style:style>
    <style:style style:name="T11" style:family="text">
      <style:text-properties style:font-name="Arial2" fo:font-size="10pt" officeooo:rsid="0045ec7f" style:font-size-asian="10pt" style:font-size-complex="10pt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 style:text-line-through-style="none" style:text-line-through-type="none" style:font-name="Arial2" fo:font-size="10pt" fo:letter-spacing="-0.004cm" fo:language="es" fo:country="ES" fo:font-style="normal" style:text-underline-style="none" fo:font-weight="bold" officeooo:rsid="0072ed64" style:text-blinking="false" fo:background-color="transparent" loext:char-shading-value="0" style:font-size-asian="10pt" style:font-style-asian="normal" style:font-weight-asian="bold" style:font-name-complex="Arial2" style:font-size-complex="10pt" style:font-style-complex="normal" style:font-weight-complex="bold"/>
    </style:style>
    <style:style style:name="T14" style:family="text">
      <style:text-properties officeooo:rsid="00734bce"/>
    </style:style>
    <style:style style:name="T15" style:family="text">
      <style:text-properties officeooo:rsid="00540950"/>
    </style:style>
    <style:style style:name="T16" style:family="text">
      <style:text-properties fo:font-weight="bold" officeooo:rsid="0073b0cc" style:font-weight-asian="bold" style:font-weight-complex="bold"/>
    </style:style>
    <style:style style:name="T17" style:family="text">
      <style:text-properties fo:font-weight="bold" officeooo:rsid="00149f96" style:font-weight-asian="bold" style:font-weight-complex="bold"/>
    </style:style>
    <style:style style:name="T18" style:family="text">
      <style:text-properties fo:font-weight="bold" officeooo:rsid="0024a0da" style:font-weight-asian="bold" style:font-weight-complex="bold"/>
    </style:style>
    <style:style style:name="T19" style:family="text">
      <style:text-properties fo:font-weight="bold" officeooo:rsid="0072daf9" style:font-weight-asian="bold" style:font-weight-complex="bold"/>
    </style:style>
    <style:style style:name="T20" style:family="text">
      <style:text-properties fo:font-weight="bold" officeooo:rsid="007dafa4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7c5c6" style:font-weight-asian="normal" style:font-weight-complex="normal"/>
    </style:style>
    <style:style style:name="T23" style:family="text">
      <style:text-properties officeooo:rsid="0072daf9"/>
    </style:style>
    <style:style style:name="T24" style:family="text">
      <style:text-properties officeooo:rsid="0072f7f1"/>
    </style:style>
    <style:style style:name="T25" style:family="text">
      <style:text-properties officeooo:rsid="007dafa4"/>
    </style:style>
    <style:style style:name="T26" style:family="text">
      <style:text-properties style:font-name="Arial1" fo:font-weight="normal" officeooo:rsid="00040fc1" style:font-weight-asian="normal" style:font-weight-complex="normal"/>
    </style:style>
    <style:style style:name="T27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28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29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30" style:family="text">
      <style:text-properties officeooo:rsid="0077c5c6"/>
    </style:style>
    <style:style style:name="T31" style:family="text">
      <style:text-properties officeooo:rsid="007c3d78"/>
    </style:style>
    <style:style style:name="T3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RES</text:span><text:span text:style-name="T10">PUESTA </text:span><text:span text:style-name="T9">MOTIVADA DE LAS ALEGACIONES PRESENTADAS EN EL TRÁMITE DE INFORMACIÓN PÚBLICA</text:span></text:p>
      <text:p text:style-name="P6"/>
      <text:p text:style-name="P16">Número de expediente: <text:span text:style-name="T1">$$V_NUMEXP$$</text:span> </text:p>
      <text:p text:style-name="P11"><text:span text:style-name="Fuente_20_de_20_párrafo_20_predeter."><text:span text:style-name="T11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11"> </text:span></text:span></text:p>
      <text:p text:style-name="P12"><text:span text:style-name="T5">Fecha: </text:span><text:span text:style-name="T6">$$DIA_SISTEMA$$ </text:span><text:span text:style-name="T7">de</text:span><text:span text:style-name="T6"> $$MES_SISTEMA$$ </text:span><text:span text:style-name="T7">de </text:span><text:span text:style-name="T6">$$EJERCICIO_SISTEMA$$</text:span></text:p>
      <text:p text:style-name="P7"/>
      <text:p text:style-name="P8">Con fecha $$F_F_ABI$$ se acordó la apertura de periodo de información pública en el procedimiento <text:span text:style-name="T14">$$PROCEDIMIENTO_CORR$$ </text:span>por periodo de <text:span text:style-name="T15">$$PLAZO_INFO_PUBL$$ días hábiles.</text:span></text:p>
      <text:p text:style-name="P8">Transcurrido dicho periodo, se han presentado las siguientes alegaciones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<text:span text:style-name="T31">A</text:span><text:span text:style-name="T23">legación</text:span></text:p>
          </table:table-cell>
          <table:table-cell table:style-name="Tabla1.B1" office:value-type="string">
            <text:p text:style-name="P14">N<text:span text:style-name="T24">úmero de Registro de Entrada</text:span></text:p>
          </table:table-cell>
        </table:table-row>
        <table:table-row table:style-name="TableLine3178023499120">
          <table:table-cell table:style-name="Tabla1.A2" office:value-type="string">
            <text:p text:style-name="P28"><text:text-input text:description="JOOScript">${(datos.att0)!}</text:text-input><text:span text:style-name="T18"><text:script script:language="JOOScript">&lt;jooscript&gt;
&lt;insert-around element="table:table-row"&gt;
[#if ALEGACIONES_PRESENTADAS??]
[#assign ALEGACIONES_PRESENTADAS_AUXILIAR=ALEGACIONES_PRESENTADAS]
[/#if]
[#if TAB_ALEGACIONES_PRESENTADAS??]
[#assign ALEGACIONES_PRESENTADAS_AUXILIAR=TAB_ALEGACIONES_PRESENTADAS]
[/#if]
[#if ALEGACIONES_PRESENTADAS_AUXILIAR?? &amp;amp;&amp;amp; ALEGACIONES_PRESENTADAS_AUXILIAR?is_enumerable]
[#list ALEGACIONES_PRESENTADAS_AUXILIAR as datos]
&lt;content/&gt;
[/#list]
[/#if]
&lt;/insert-around&gt;
&lt;/jooscript&gt;
</text:script></text:span></text:p>
          </table:table-cell>
          <table:table-cell table:style-name="Tabla1.B2" office:value-type="string">
            <text:p text:style-name="P15"><text:text-input text:description="JOOScript">${(datos.att1)!}</text:text-input></text:p>
          </table:table-cell>
        </table:table-row>
      </table:table>
      <text:p text:style-name="P25"/>
      <text:p text:style-name="P10">Una vez analizadas estas alegaciones y en aras de que aquell<text:span text:style-name="T30">a</text:span>s <text:span text:style-name="T30">personas</text:span> que hayan presentado alegaciones u observaciones obtengan de esta Administración una respuesta razonada de conformidad con el artículo 83.3 de la Ley 39/2015, de 1 de octubre, del Procedimiento Administrativo Común de las Administraciones Públicas.</text:p>
      <text:p text:style-name="P9"/>
      <text:p text:style-name="P20"><text:span text:style-name="T12">[En caso de que se estimen alegaciones]</text:span><text:span text:style-name="T16">PRIMERO.- </text:span>Cabe estimar las siguientes alegaciones por los siguientes motivos: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rows-spanned="2" office:value-type="string">
            <text:p text:style-name="P13"><text:span text:style-name="T31">A</text:span><text:span text:style-name="T25">legación</text:span></text:p>
          </table:table-cell>
          <table:table-cell table:style-name="Tabla3.A1" table:number-rows-spanned="2" office:value-type="string">
            <text:p text:style-name="P17">Motivos estimación</text:p>
          </table:table-cell>
        </table:table-row>
        <table:table-row table:style-name="Tabla3.2">
          <table:covered-table-cell/>
          <table:covered-table-cell/>
        </table:table-row>
        <table:table-row table:style-name="TableLine3178023506464">
          <table:table-cell table:style-name="Tabla3.A3" office:value-type="string">
            <text:p text:style-name="P28"><text:text-input text:description="JOOScript">${(datos.att0)!}</text:text-input><text:span text:style-name="T18"><text:script script:language="JOOScript">&lt;jooscript&gt;
&lt;insert-around element="table:table-row"&gt;
[#if ALEGACIONES_ESTIMADAS??]
[#assign ALEGACIONES_ESTIMADAS_AUXILIAR=ALEGACIONES_ESTIMADAS]
[/#if]
[#if TAB_ALEGACIONES_ESTIMADAS??]
[#assign ALEGACIONES_ESTIMADAS_AUXILIAR=TAB_ALEGACIONES_ESTIMADAS]
[/#if]
[#if ALEGACIONES_ESTIMADAS_AUXILIAR?? &amp;amp;&amp;amp; ALEGACIONES_ESTIMADAS_AUXILIAR?is_enumerable]
[#list ALEGACIONES_ESTIMADAS_AUXILIAR as datos]
&lt;content/&gt;
[/#list]
[/#if]
&lt;/insert-around&gt;
&lt;/jooscript&gt;
</text:script></text:span></text:p>
          </table:table-cell>
          <table:table-cell table:style-name="Tabla3.B3" office:value-type="string">
            <text:p text:style-name="P15"><text:text-input text:description="JOOScript">${(datos.att1)!}</text:text-input></text:p>
          </table:table-cell>
        </table:table-row>
      </table:table>
      <text:p text:style-name="P27"/>
      <text:p text:style-name="P23"><text:span text:style-name="T13">[En caso de que se desestimen alegaciones]</text:span><text:span text:style-name="T3">SEGUNDO.- </text:span><text:span text:style-name="T4">Cabe desestimar las siguientes alegaciones por los siguientes motivos: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rows-spanned="2" office:value-type="string">
            <text:p text:style-name="P13"><text:span text:style-name="T31">A</text:span><text:span text:style-name="T25">legación</text:span></text:p>
          </table:table-cell>
          <table:table-cell table:style-name="Tabla4.A1" table:number-rows-spanned="2" office:value-type="string">
            <text:p text:style-name="P18">Motivos desestimación</text:p>
          </table:table-cell>
        </table:table-row>
        <table:table-row table:style-name="Tabla4.2">
          <table:covered-table-cell/>
          <table:covered-table-cell/>
        </table:table-row>
        <table:table-row table:style-name="TableLine3178023495856">
          <table:table-cell table:style-name="Tabla4.A3" office:value-type="string">
            <text:p text:style-name="P28"><text:text-input text:description="JOOScript">${(datos.att0)!}</text:text-input><text:span text:style-name="T18"><text:script script:language="JOOScript">&lt;jooscript&gt;
&lt;insert-around element="table:table-row"&gt;
[#if ALEGACIONES_DESESTIMADAS??]
[#assign ALEGACIONES_DESESTIMADAS_AUXILIAR=ALEGACIONES_DESESTIMADAS]
[/#if]
[#if TAB_ALEGACIONES_DESESTIMADAS??]
[#assign ALEGACIONES_DESESTIMADAS_AUXILIAR=TAB_ALEGACIONES_DESESTIMADAS]
[/#if]
[#if ALEGACIONES_DESESTIMADAS_AUXILIAR?? &amp;amp;&amp;amp; ALEGACIONES_DESESTIMADAS_AUXILIAR?is_enumerable]
[#list ALEGACIONES_DESESTIMADAS_AUXILIAR as datos]
&lt;content/&gt;
[/#list]
[/#if]
&lt;/insert-around&gt;
&lt;/jooscript&gt;
</text:script></text:span></text:p>
          </table:table-cell>
          <table:table-cell table:style-name="Tabla4.B3" office:value-type="string">
            <text:p text:style-name="P15"><text:text-input text:description="JOOScript">${(datos.att1)!}</text:text-input></text:p>
          </table:table-cell>
        </table:table-row>
      </table:table>
      <text:p text:style-name="P26"/>
      <text:p text:style-name="P22">TERCERO.- <text:span text:style-name="T21">Notificar a las personas que presentaron las alegaciones </text:span><text:span text:style-name="T22">este documento</text:span><text:span text:style-name="T21"> con la respuesta razonada a sus alegaciones.</text:span></text:p>
      <text:p text:style-name="P21"/>
      <text:p text:style-name="P19"><text:span text:style-name="Fuente_20_de_20_párrafo_20_predeter."><text:span text:style-name="T29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7"><text:text-input text:description="JOOScript">${(FIRMANTES_FDO_AUXILIAR)!}</text:text-input></text:span></text:span><text:span text:style-name="T17"><text:s/></text:span><text:span text:style-name="Fuente_20_de_20_párrafo_20_predeter."><text:span text:style-name="T28"><text:text-input text:description="JOOScript">${(FIRMANTES_AUXILIAR)!}</text:text-input></text:span></text:span><text:span text:style-name="Fuente_20_de_20_párrafo_20_predeter."><text:span text:style-name="T28"><text:s/></text:span></text:span></text:p>
      <text:p text:style-name="P24"><text:span text:style-name="Fuente_20_de_20_párrafo_20_predeter."><text:span text:style-name="T26"><text:text-input text:description="JOOScript">${(FIRMANTE_DELEGACION_AUXILIAR)!}</text:text-input></text:span></text:span><text:span text:style-name="Fuente_20_de_20_párrafo_20_predeter."><text:span text:style-name="T26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2" fo:font-family="Arial" style:font-family-generic="swiss" style:font-pitch="variable" fo:font-size="7pt" style:font-size-asian="7pt" style:font-size-complex="7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style:font-name="Arial2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document-statistic meta:table-count="3" meta:image-count="0" meta:object-count="0" meta:page-count="1" meta:paragraph-count="30" meta:word-count="200" meta:character-count="1563" meta:non-whitespace-character-count="1406"/>
  </office:meta>
</office:document-meta>
</file>